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LibertineOIIdentityH1" svg:font-family="LinLibertineOIIdentityH"/>
    <style:font-face style:name="LinLibertineOIdentityH1" svg:font-family="LinLibertineOIdentityH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LinLibertineOIIdentityH" svg:font-family="LinLibertineOIIdentityH" style:font-pitch="variable"/>
    <style:font-face style:name="LinLibertineOIdentityH" svg:font-family="LinLibertineOIdentity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4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98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81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9.93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8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3" style:family="paragraph">
      <loext:graphic-properties draw:fill="none"/>
      <style:text-properties fo:font-size="10.8999996185303pt" style:text-underline-style="none" fo:font-weight="bold" style:font-size-asian="10.8999996185303pt" style:font-weight-asian="bold" style:font-size-complex="10.8999996185303pt" style:font-weight-complex="bold"/>
    </style:style>
    <style:style style:name="T1" style:family="text">
      <style:text-properties fo:color="#000000" style:font-name="LinLibertineOIdentityH1" fo:font-size="10.8999996185303pt" fo:background-color="#fff200" style:font-size-asian="10.8999996185303pt" style:font-name-complex="LinLibertineOIdentityH1" style:font-size-complex="10.8999996185303pt"/>
    </style:style>
    <style:style style:name="T2" style:family="text">
      <style:text-properties fo:color="#000000" style:font-name="LinLibertineOIdentityH1" fo:font-size="10.8999996185303pt" style:font-size-asian="10.8999996185303pt" style:font-name-complex="LinLibertineOIdentityH1" style:font-size-complex="10.8999996185303pt"/>
    </style:style>
    <style:style style:name="T3" style:family="text">
      <style:text-properties fo:color="#ce181e" style:font-name="LinLibertineOIdentityH1" fo:font-size="10.8999996185303pt" style:font-size-asian="10.8999996185303pt" style:font-name-complex="LinLibertineOIdentityH1" style:font-size-complex="10.8999996185303pt"/>
    </style:style>
    <style:style style:name="T4" style:family="text">
      <style:text-properties fo:color="#000000" style:font-name="LinLibertineOIdentityH1" fo:font-size="10.8999996185303pt" style:text-underline-style="none" fo:font-weight="bold" style:font-size-asian="10.8999996185303pt" style:font-weight-asian="bold" style:font-name-complex="LinLibertineOIdentityH1" style:font-size-complex="10.8999996185303pt" style:font-weight-complex="bold"/>
    </style:style>
    <style:style style:name="T5" style:family="text">
      <style:text-properties fo:color="#000000" style:font-name="LinLibertineOIIdentityH1" fo:font-size="10.8999996185303pt" fo:font-style="italic" style:font-size-asian="10.8999996185303pt" style:font-name-complex="LinLibertineOIIdentityH1" style:font-size-complex="10.899999618530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44cm" svg:height="0.446cm" svg:x="3.097cm" svg:y="2.029cm">
          <draw:text-box>
            <text:p text:style-name="P1"><text:span text:style-name="T1">This</text:span><text:span text:style-name="T2"> is a </text:span><text:span text:style-name="T3">test</text:span></text:p>
          </draw:text-box>
        </draw:frame>
        <draw:frame draw:style-name="gr2" draw:text-style-name="P3" draw:layer="layout" svg:width="1.983cm" svg:height="0.446cm" svg:x="3.097cm" svg:y="2.507cm">
          <draw:text-box>
            <text:p text:style-name="P1"><text:span text:style-name="T4">Ελληνικά</text:span></text:p>
          </draw:text-box>
        </draw:frame>
        <draw:frame draw:style-name="gr3" draw:text-style-name="P2" draw:layer="layout" svg:width="0.819cm" svg:height="0.446cm" svg:x="3.097cm" svg:y="2.985cm">
          <draw:text-box>
            <text:p text:style-name="P1"><text:span text:style-name="T5">asdf</text:span></text:p>
          </draw:text-box>
        </draw:frame>
        <draw:frame draw:style-name="gr4" draw:text-style-name="P2" draw:layer="layout" svg:width="9.933cm" svg:height="0.446cm" svg:x="3.097cm" svg:y="3.463cm">
          <draw:text-box>
            <text:p text:style-name="P1"><text:span text:style-name="T5">Ελληνικit’s all greek to me. Αυτά είναι τα Ελληνικά</text:span></text:p>
          </draw:text-box>
        </draw:frame>
        <draw:frame draw:style-name="gr5" draw:text-style-name="P2" draw:layer="layout" svg:width="0.384cm" svg:height="0.446cm" svg:x="10.706cm" svg:y="25.637cm">
          <draw:text-box>
            <text:p text:style-name="P1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LibertineOIIdentityH1" svg:font-family="LinLibertineOIIdentityH"/>
    <style:font-face style:name="LinLibertineOIdentityH1" svg:font-family="LinLibertineOIdentityH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LinLibertineOIIdentityH" svg:font-family="LinLibertineOIIdentityH" style:font-pitch="variable"/>
    <style:font-face style:name="LinLibertineOIdentityH" svg:font-family="LinLibertineOIdentity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cm" fo:margin-bottom="1cm" fo:margin-left="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14T22:26:13.421435155</dc:date>
    <meta:editing-duration>PT1M6S</meta:editing-duration>
    <meta:editing-cycles>2</meta:editing-cycles>
    <meta:generator>LibreOffice/6.1.6.3$Linux_X86_64 LibreOffice_project/10$Build-3</meta:generator>
    <meta:document-statistic meta:object-count="5"/>
  </office:meta>
</office:document-meta>
</file>